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7000000B655D33795CAD094CC.png" manifest:media-type="image/png"/>
  <manifest:file-entry manifest:full-path="Pictures/100000000000010A000000B6A1B049AF3137D8BF.png" manifest:media-type="image/png"/>
  <manifest:file-entry manifest:full-path="Pictures/10000000000000FB0000008D5CA41A77354F9ED0.png" manifest:media-type="image/png"/>
  <manifest:file-entry manifest:full-path="Pictures/1000000000000161000001853953FB6208B4DC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20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draw:fill="none" draw:textarea-vertical-align="middle" style:protect="size"/>
    </style:style>
    <style:style style:name="gr5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 style:protect="siz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38cm" fo:min-width="1.588cm" fo:padding-top="0.142cm" fo:padding-bottom="0.142cm" fo:padding-left="0.267cm" fo:padding-right="0.267cm"/>
    </style:style>
    <style:style style:name="gr7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2.198cm" fo:min-width="1.948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textarea-horizontal-align="justify" draw:textarea-vertical-align="middle" draw:auto-grow-height="false" fo:min-height="2.552cm" fo:min-width="2.302cm" fo:padding-top="0.139cm" fo:padding-bottom="0.139cm" fo:padding-left="0.264cm" fo:padding-right="0.264cm" style:protect="siz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style:protect="size"/>
    </style:style>
    <style:style style:name="gr10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="none" draw:textarea-vertical-align="middle" style:protect="siz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width="0.081cm" svg:stroke-color="#000000" draw:marker-start-width="0.252cm" draw:marker-end-width="0.252cm" draw:fill="none" draw:textarea-horizontal-align="justify" draw:textarea-vertical-align="middle" draw:auto-grow-height="false" fo:min-height="1.838cm" fo:min-width="1.588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666666" draw:marker-start-width="0.242cm" draw:marker-end-width="0.242cm" draw:fill="none" draw:textarea-horizontal-align="justify" draw:textarea-vertical-align="middle" draw:auto-grow-height="false" fo:min-height="2.198cm" fo:min-width="1.948cm" fo:padding-top="0.166cm" fo:padding-bottom="0.166cm" fo:padding-left="0.291cm" fo:padding-right="0.291cm"/>
    </style:style>
    <style:style style:name="gr16" style:family="graphic" style:parent-style-name="standard">
      <style:graphic-properties draw:stroke="dash" draw:stroke-dash="Fine_20_Dashed" svg:stroke-width="0.081cm" svg:stroke-color="#ff3333" draw:marker-start-width="0.242cm" draw:marker-end-width="0.242cm" draw:fill="none" draw:textarea-horizontal-align="justify" draw:textarea-vertical-align="middle" draw:auto-grow-height="false" fo:min-height="2.552cm" fo:min-width="2.302cm" fo:padding-top="0.166cm" fo:padding-bottom="0.166cm" fo:padding-left="0.291cm" fo:padding-right="0.291cm" style:protect="size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597cm" fo:min-width="0.849cm" fo:padding-top="0.165cm" fo:padding-bottom="0.165cm" fo:padding-left="0.29cm" fo:padding-right="0.29cm"/>
    </style:style>
    <style:style style:name="gr18" style:family="graphic" style:parent-style-name="standard">
      <style:graphic-properties svg:stroke-width="0.028cm" svg:stroke-color="#666666" draw:marker-start-width="0.242cm" draw:marker-end-width="0.242cm" draw:fill="none" draw:textarea-horizontal-align="justify" draw:textarea-vertical-align="middle" draw:auto-grow-height="false" fo:min-height="1.774cm" fo:min-width="1.524cm" fo:padding-top="0.139cm" fo:padding-bottom="0.139cm" fo:padding-left="0.264cm" fo:padding-right="0.264cm" style:protect="size"/>
    </style:style>
    <style:style style:name="gr19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textarea-horizontal-align="justify" draw:textarea-vertical-align="middle" draw:auto-grow-height="false" fo:min-height="4.32cm" fo:min-width="4.07cm" fo:padding-top="0.139cm" fo:padding-bottom="0.139cm" fo:padding-left="0.264cm" fo:padding-right="0.264cm" style:protect="size"/>
    </style:style>
    <style:style style:name="gr20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textarea-horizontal-align="justify" draw:textarea-vertical-align="middle" draw:auto-grow-height="false" fo:min-height="8.208cm" fo:min-width="7.958cm" fo:padding-top="0.139cm" fo:padding-bottom="0.139cm" fo:padding-left="0.264cm" fo:padding-right="0.264cm" style:protect="size"/>
    </style:style>
    <style:style style:name="gr21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style:protect="size"/>
    </style:style>
    <style:style style:name="gr22" style:family="graphic" style:parent-style-name="standard">
      <style:graphic-properties draw:stroke="none" svg:stroke-width="0cm" svg:stroke-color="#000000" draw:marker-start-width="0.321cm" draw:marker-end-width="0.321cm" draw:fill="solid" draw:fill-color="#000000" draw:opacity="100%" draw:textarea-horizontal-align="justify" draw:textarea-vertical-align="middle" draw:auto-grow-height="false" fo:min-height="3.914cm" fo:min-width="3.664cm" fo:padding-top="0.165cm" fo:padding-bottom="0.165cm" fo:padding-left="0.29cm" fo:padding-right="0.29cm" draw:shadow="hidden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3.788cm" fo:min-width="13.538cm" fo:padding-top="0.178cm" fo:padding-bottom="0.178cm" fo:padding-left="0.303cm" fo:padding-right="0.303cm" draw:shadow-color="#000000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96cm" fo:min-width="3.71cm" fo:padding-top="0.142cm" fo:padding-bottom="0.142cm" fo:padding-left="0.267cm" fo:padding-right="0.267cm" style:protect="size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="none" draw:fill-color="#ffffff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frame draw:style-name="gr1" draw:text-style-name="P2" draw:layer="layout" svg:width="23.601cm" svg:height="8.457cm" svg:x="4.048cm" svg:y="4.366cm">
          <draw:text-box>
            <text:p text:style-name="P1"><text:span text:style-name="T1">Archade Joystik</text:span><text:span text:style-name="T2"> <text:s/></text:span></text:p>
            <text:p text:style-name="P1"><text:span text:style-name="T2"/></text:p>
            <text:p text:style-name="P1"><text:span text:style-name="T2">Analog Thumb &amp; Analog Joystick</text:span>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g>
          <draw:g>
            <draw:custom-shape draw:style-name="gr2" draw:text-style-name="P3" draw:layer="HOLES" svg:width="3cm" svg:height="3cm" svg:x="19.531cm" svg:y="5.465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HOLES" svg:width="3.5cm" svg:height="3.5cm" svg:x="19.274cm" svg:y="5.21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rect draw:style-name="gr4" draw:text-style-name="P3" draw:layer="HOLES" svg:width="4cm" svg:height="4cm" draw:transform="rotate (0.785398163397448) translate (21.04cm 6.976cm)">
            <text:p/>
          </draw:rect>
          <draw:g>
            <draw:custom-shape draw:style-name="gr2" draw:text-style-name="P3" draw:layer="HOLES" svg:width="3cm" svg:height="3cm" svg:x="22.365cm" svg:y="8.283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HOLES" svg:width="3.5cm" svg:height="3.5cm" svg:x="22.108cm" svg:y="8.02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3" draw:layer="HOLES" svg:width="3cm" svg:height="3cm" svg:x="22.365cm" svg:y="2.663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HOLES" svg:width="3.5cm" svg:height="3.5cm" svg:x="22.108cm" svg:y="2.40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5" draw:text-style-name="P3" draw:layer="HOLES" svg:width="4cm" svg:height="4cm" svg:x="21.859cm" svg:y="2.178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5" draw:text-style-name="P3" draw:layer="HOLES" svg:width="4cm" svg:height="4cm" svg:x="21.841cm" svg:y="7.772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5" draw:text-style-name="P3" draw:layer="HOLES" svg:width="4cm" svg:height="4cm" svg:x="19cm" svg:y="4.98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style-name="gr2" draw:text-style-name="P3" draw:layer="HOLES" svg:width="3cm" svg:height="3cm" svg:x="25.183cm" svg:y="5.48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3" draw:layer="HOLES" svg:width="3.5cm" svg:height="3.5cm" svg:x="24.926cm" svg:y="5.227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5" draw:text-style-name="P3" draw:layer="HOLES" svg:width="4cm" svg:height="4cm" svg:x="24.7cm" svg:y="4.98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g>
              <draw:custom-shape draw:style-name="gr6" draw:text-style-name="P3" draw:layer="HOLES" svg:width="3cm" svg:height="3cm" svg:x="18.471cm" svg:y="1.589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18.214cm" svg:y="1.335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17.988cm" svg:y="1.092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svg:x="15.672cm" svg:y="4.465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15.415cm" svg:y="4.211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15.189cm" svg:y="3.968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g>
            <draw:g>
              <draw:custom-shape draw:style-name="gr6" draw:text-style-name="P3" draw:layer="HOLES" svg:width="3cm" svg:height="3cm" svg:x="1.157cm" svg:y="16.271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0.899cm" svg:y="16.017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0.674cm" svg:y="15.774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svg:x="5.309cm" svg:y="16.237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5.052cm" svg:y="15.983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4.826cm" svg:y="15.74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svg:x="9.341cm" svg:y="16.304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9.084cm" svg:y="16.05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8.858cm" svg:y="15.808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custom-shape draw:style-name="gr9" draw:text-style-name="P3" draw:layer="HOLES" svg:width="6cm" svg:height="6cm" svg:x="13.969cm" svg:y="10.993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0" draw:text-style-name="P3" draw:layer="HOLES" svg:width="2.9cm" svg:height="2.9cm" svg:x="15.52cm" svg:y="12.561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5" draw:text-style-name="P3" draw:layer="HOLES" svg:width="6.5cm" svg:height="6.5cm" svg:x="13.716cm" svg:y="10.746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5" draw:text-style-name="P3" draw:layer="layout" svg:width="12cm" svg:height="12cm" svg:x="10.972cm" svg:y="8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 draw:style-name="gr11">
          <draw:rect draw:style-name="gr12" draw:text-style-name="P3" draw:layer="HOLES" svg:width="6.448cm" svg:height="9.5cm" svg:x="13.787cm" svg:y="8.98cm">
            <text:p/>
          </draw:rect>
          <draw:line draw:style-name="gr13" draw:text-style-name="P3" draw:layer="HOLES" svg:x1="13.828cm" svg:y1="18.418cm" svg:x2="20.287cm" svg:y2="8.981cm">
            <text:p/>
          </draw:line>
          <draw:line draw:style-name="gr13" draw:text-style-name="P3" draw:layer="HOLES" svg:x1="20.212cm" svg:y1="18.475cm" svg:x2="13.862cm" svg:y2="8.994cm">
            <text:p/>
          </draw:line>
        </draw:g>
        <draw:g>
          <draw:g>
            <draw:g>
              <draw:custom-shape draw:style-name="gr14" draw:text-style-name="P3" draw:layer="HOLES" svg:width="3cm" svg:height="3cm" svg:x="8.702cm" svg:y="1.497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15" draw:text-style-name="P3" draw:layer="HOLES" svg:width="3.5cm" svg:height="3.5cm" svg:x="8.459cm" svg:y="1.243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16" draw:text-style-name="P3" draw:layer="HOLES" svg:width="4cm" svg:height="4cm" svg:x="8.185cm" svg:y="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svg:x="11.501cm" svg:y="4.373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11.258cm" svg:y="4.11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10.984cm" svg:y="3.87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custom-shape draw:style-name="gr17" draw:text-style-name="P3" draw:layer="HOLES" svg:width="2.858cm" svg:height="2.858cm" svg:x="17.109cm" svg:y="3.10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" draw:layer="HOLES" svg:width="2.858cm" svg:height="2.858cm" svg:x="10.053cm" svg:y="2.892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3" draw:layer="HOLES" svg:x1="23.954cm" svg:y1="1cm" svg:x2="23.834cm" svg:y2="13.405cm">
          <text:p/>
        </draw:line>
        <draw:line draw:style-name="gr13" draw:text-style-name="P3" draw:layer="HOLES" svg:x1="29.14cm" svg:y1="7.02cm" svg:x2="15.487cm" svg:y2="7.055cm">
          <text:p/>
        </draw:line>
        <draw:line draw:style-name="gr13" draw:text-style-name="P3" draw:layer="HOLES" svg:x1="10.125cm" svg:y1="0.282cm" svg:x2="10.054cm" svg:y2="7.796cm">
          <text:p/>
        </draw:line>
        <draw:g>
          <draw:g>
            <draw:g>
              <draw:custom-shape draw:style-name="gr6" draw:text-style-name="P3" draw:layer="HOLES" svg:width="3cm" svg:height="3cm" draw:transform="rotate (1.5707963267949) translate (1.531cm 12.701cm)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draw:transform="rotate (1.5707963267949) translate (1.277cm 12.959cm)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draw:transform="rotate (1.5707963267949) translate (1.034cm 13.184cm)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draw:transform="rotate (1.5707963267949) translate (1.497cm 8.549cm)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draw:transform="rotate (1.5707963267949) translate (1.243cm 8.806cm)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draw:transform="rotate (1.5707963267949) translate (1cm 9.032cm)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draw:transform="rotate (1.5707963267949) translate (1.564cm 4.517cm)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draw:transform="rotate (1.5707963267949) translate (1.31cm 4.774cm)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draw:transform="rotate (1.5707963267949) translate (1.068cm 5cm)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</draw:page>
      <draw:page draw:name="page3" draw:style-name="dp1" draw:master-page-name="Title_25_20Block_25_20Simple">
        <office:forms form:automatic-focus="false" form:apply-design-mode="false"/>
        <draw:custom-shape draw:style-name="gr18" draw:text-style-name="P3" draw:layer="layout" svg:width="2.9cm" svg:height="2.9cm" svg:x="13.377cm" svg:y="8.658cm">
          <text:p/>
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3" draw:layer="layout" svg:width="6.5cm" svg:height="6.5cm" svg:x="11.573cm" svg:y="6.843cm">
          <text:p/>
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3" draw:layer="layout" svg:width="12cm" svg:height="12cm" svg:x="8.829cm" svg:y="4.097cm">
          <text:p/>
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rect draw:style-name="gr12" draw:text-style-name="P3" draw:layer="layout" svg:width="6.448cm" svg:height="9.5cm" svg:x="1.28cm" svg:y="5.337cm">
            <text:p/>
          </draw:rect>
          <draw:line draw:style-name="gr13" draw:text-style-name="P3" draw:layer="HOLES" svg:x1="1.321cm" svg:y1="14.775cm" svg:x2="7.78cm" svg:y2="5.338cm">
            <text:p/>
          </draw:line>
          <draw:line draw:style-name="gr13" draw:text-style-name="P3" draw:layer="layout" svg:x1="7.705cm" svg:y1="14.832cm" svg:x2="1.355cm" svg:y2="5.351cm">
            <text:p/>
          </draw:line>
          <draw:rect draw:style-name="gr21" draw:text-style-name="P3" draw:layer="HOLES" svg:width="7cm" svg:height="10cm" svg:x="1cm" svg:y="5.119cm">
            <text:p/>
          </draw:rect>
        </draw:g>
        <draw:g>
          <draw:rect draw:style-name="gr12" draw:text-style-name="P3" draw:layer="HOLES" svg:width="6.448cm" svg:height="9.5cm" svg:x="21.98cm" svg:y="5.399cm">
            <text:p/>
          </draw:rect>
          <draw:line draw:style-name="gr13" draw:text-style-name="P3" draw:layer="HOLES" svg:x1="22.021cm" svg:y1="14.837cm" svg:x2="28.48cm" svg:y2="5.4cm">
            <text:p/>
          </draw:line>
          <draw:line draw:style-name="gr13" draw:text-style-name="P3" draw:layer="HOLES" svg:x1="28.405cm" svg:y1="14.894cm" svg:x2="22.055cm" svg:y2="5.413cm">
            <text:p/>
          </draw:line>
          <draw:rect draw:style-name="gr21" draw:text-style-name="P3" draw:layer="HOLES" svg:width="7cm" svg:height="10cm" svg:x="21.7cm" svg:y="5.181cm">
            <text:p/>
          </draw:rect>
        </draw:g>
        <draw:path draw:style-name="gr22" draw:text-style-name="P4" draw:layer="layout" svg:width="6.081cm" svg:height="6.757cm" svg:x="11.785cm" svg:y="7.05cm" svg:viewBox="0 0 6082 6758" svg:d="M182 3807c67 249 166 489 296 714 129 225 288 431 470 613s388 341 613 470c119 69 241 129 368 180v-818c0-9 2-18 6-25 5-8 11-14 19-19 7-4 16-6 25-6h2113c8 0 17 2 25 6 7 5 13 11 18 19 4 7 7 16 7 25v823c130-52 257-114 379-185 225-129 431-288 613-470s341-388 470-613c130-225 229-465 296-714s101-506 101-766-34-517-101-766-166-489-296-714c-129-225-288-431-470-613s-388-341-613-470c-225-130-465-229-714-296s-506-101-766-101-517 34-766 101-489 166-714 296c-225 129-431 288-613 470s-341 388-470 613c-130 225-229 465-296 714s-101 506-101 766 34 517 101 766zM2275 5900c249 67 506 101 766 101s517-34 766-101c79-21 157-46 235-73v-811h-2013v806c80 30 163 56 246 78zM5978 3828c-68 256-170 502-303 734-134 231-297 442-484 629s-398 350-629 484c-136 78-276 145-420 201v832c0 8-3 17-7 25-5 7-11 13-18 18-8 4-17 7-25 7h-2113c-9 0-18-3-25-7-8-5-14-11-19-18-4-8-6-17-6-25v-837c-141-55-277-121-408-196-232-134-443-297-630-484s-350-398-484-629c-133-232-235-478-303-734-69-256-104-520-104-787s35-531 104-787c68-256 170-502 303-734 134-231 297-442 484-629s398-350 630-484c231-133 477-235 733-303 256-69 520-104 787-104s531 35 787 104c256 68 502 170 734 303 231 134 442 297 629 484s350 398 484 630c133 231 235 477 303 733 69 256 104 520 104 787s-35 531-104 787zM3828 5978c-256 69-520 104-787 104s-531-35-787-104c-76-20-151-43-225-70v750h2013v-745c-71 24-142 46-214 65zM2885 3131c8 14 17 27 28 38s24 20 38 28c13 8 28 14 43 18s31 6 47 6 32-2 47-6 30-10 43-18c14-8 27-17 38-28s20-24 28-38c8-13 14-28 18-43s6-31 6-47-2-32-6-47-10-30-18-43c-8-14-17-27-28-38s-24-20-38-28c-13-8-28-14-43-18s-31-6-47-6-32 2-47 6-30 10-43 18c-14 8-27 17-38 28s-20 24-28 38c-8 13-14 28-18 43s-6 31-6 47 2 32 6 47 10 30 18 43zM2815 3172c-12-20-21-41-27-63-5-22-8-45-8-68s3-46 8-68c6-22 15-43 27-63 11-20 25-38 41-54s34-30 54-41c20-12 41-21 63-27 22-5 45-8 68-8s46 3 68 8c22 6 43 15 63 27 20 11 38 25 54 41s30 34 41 54c12 20 21 41 27 63 5 22 8 45 8 68s-3 46-8 68c-6 22-15 43-27 63-11 20-25 38-41 54s-34 30-54 41c-20 12-41 21-63 27-22 5-45 8-68 8s-46-3-68-8c-22-6-43-15-63-27-20-11-38-25-54-41s-30-34-41-54z">
          <text:p/>
        </draw:path>
        <draw:g>
          <draw:frame draw:style-name="gr23" draw:text-style-name="P5" draw:layer="HOLES" svg:width="1.62cm" svg:height="2.338cm" svg:x="32.854cm" svg:y="6.869cm">
            <draw:image xlink:href="Pictures/1000000000000087000000B655D33795CAD094CC.png" xlink:type="simple" xlink:show="embed" xlink:actuate="onLoad" draw:mime-type="image/png">
              <text:p/>
            </draw:image>
          </draw:frame>
          <draw:rect draw:style-name="gr24" draw:text-style-name="P3" draw:layer="HOLES" svg:width="1.75cm" svg:height="1.75cm" svg:x="32.797cm" svg:y="6.798cm">
            <text:p/>
          </draw:rect>
        </draw:g>
        <draw:g>
          <draw:frame draw:style-name="gr23" draw:text-style-name="P3" draw:layer="HOLES" svg:width="4.554cm" svg:height="3.159cm" draw:transform="rotate (-1.5704472609445) translate (26.738cm 7.828cm)">
            <draw:image xlink:href="Pictures/100000000000010A000000B6A1B049AF3137D8BF.png" xlink:type="simple" xlink:show="embed" xlink:actuate="onLoad" draw:mime-type="image/png">
              <text:p/>
            </draw:image>
          </draw:frame>
          <draw:rect draw:style-name="gr24" draw:text-style-name="P3" draw:layer="HOLES" svg:width="3cm" svg:height="4.75cm" draw:transform="rotate (-3.14124358773939) translate (26.858cm 12.47cm)">
            <text:p/>
          </draw:rect>
        </draw:g>
        <draw:frame draw:style-name="gr23" draw:text-style-name="P3" draw:layer="HOLES" svg:width="4.635cm" svg:height="2.557cm" draw:transform="rotate (-1.58074470353126) translate (5.81cm 7.854cm)">
          <draw:image xlink:href="Pictures/10000000000000FB0000008D5CA41A77354F9ED0.png" xlink:type="simple" xlink:show="embed" xlink:actuate="onLoad" draw:mime-type="image/png">
            <text:p/>
          </draw:image>
        </draw:frame>
        <draw:g>
          <draw:frame draw:style-name="gr23" draw:text-style-name="P5" draw:layer="HOLES" svg:width="1.62cm" svg:height="2.338cm" svg:x="14.07cm" svg:y="9.251cm">
            <draw:image xlink:href="Pictures/1000000000000087000000B655D33795CAD094CC.png" xlink:type="simple" xlink:show="embed" xlink:actuate="onLoad" draw:mime-type="image/png">
              <text:p/>
            </draw:image>
          </draw:frame>
          <draw:rect draw:style-name="gr24" draw:text-style-name="P3" draw:layer="HOLES" svg:width="1.75cm" svg:height="1.75cm" svg:x="14.013cm" svg:y="9.18cm">
            <text:p/>
          </draw:rect>
        </draw:g>
        <draw:line draw:style-name="gr13" draw:text-style-name="P3" draw:layer="HOLES" svg:x1="4.622cm" svg:y1="3.563cm" svg:x2="4.445cm" svg:y2="16.475cm">
          <text:p/>
        </draw:line>
        <draw:line draw:style-name="gr13" draw:text-style-name="P3" draw:layer="HOLES" svg:x1="25.366cm" svg:y1="4.127cm" svg:x2="25.189cm" svg:y2="17.039cm">
          <text:p/>
        </draw:line>
        <draw:line draw:style-name="gr13" draw:text-style-name="P3" draw:layer="HOLES" svg:x1="14.959cm" svg:y1="3.775cm" svg:x2="14.782cm" svg:y2="16.687cm">
          <text:p/>
        </draw:line>
        <draw:line draw:style-name="gr13" draw:text-style-name="P3" draw:layer="HOLES" svg:x1="21.167cm" svg:y1="9.983cm" svg:x2="8.537cm" svg:y2="10.019cm">
          <text:p/>
        </draw:line>
        <draw:line draw:style-name="gr13" draw:text-style-name="P3" draw:layer="HOLES" svg:x1="29.034cm" svg:y1="10.019cm" svg:x2="21.59cm" svg:y2="10.054cm">
          <text:p/>
        </draw:line>
        <draw:line draw:style-name="gr13" draw:text-style-name="P3" draw:layer="HOLES" svg:x1="8.338cm" svg:y1="9.984cm" svg:x2="0.894cm" svg:y2="10.019cm">
          <text:p/>
        </draw:line>
      </draw:page>
      <draw:page draw:name="page4" draw:style-name="dp1" draw:master-page-name="Title_25_20Block_25_20Simple">
        <office:forms form:automatic-focus="false" form:apply-design-mode="false"/>
        <draw:frame draw:style-name="gr25" draw:text-style-name="P3" draw:layer="HOLES" svg:width="18.309cm" svg:height="20.175cm" svg:x="2.223cm" svg:y="0.493cm">
          <draw:image xlink:href="Pictures/1000000000000161000001853953FB6208B4DCA3.png" xlink:type="simple" xlink:show="embed" xlink:actuate="onLoad" draw:mime-type="image/png">
            <text:p/>
          </draw:image>
        </draw:frame>
        <draw:custom-shape draw:style-name="gr26" draw:text-style-name="P3" draw:layer="HOLES" svg:width="20cm" svg:height="20cm" svg:x="0.565cm" svg:y="0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Title_25_20Block_25_20Simple">
        <office:forms form:automatic-focus="false" form:apply-design-mode="false"/>
        <draw:frame draw:style-name="gr27" draw:text-style-name="P3" draw:layer="HOLES" svg:width="18.309cm" svg:height="20.175cm" svg:x="5.115cm" svg:y="0.316cm">
          <draw:image xlink:href="Pictures/1000000000000161000001853953FB6208B4DCA3.png" xlink:type="simple" xlink:show="embed" xlink:actuate="onLoad" draw:mime-type="image/png">
            <text:p/>
          </draw:image>
        </draw:frame>
        <draw:custom-shape draw:style-name="gr26" draw:text-style-name="P3" draw:layer="HOLES" svg:width="20cm" svg:height="20cm" svg:x="4.975cm" svg:y="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Title_25_20Block_25_20Simple">
        <office:forms form:automatic-focus="false" form:apply-design-mode="false"/>
        <draw:frame draw:style-name="gr1" draw:text-style-name="P2" draw:layer="layout" svg:width="19.711cm" svg:height="8.457cm" svg:x="4.048cm" svg:y="4.366cm">
          <draw:text-box>
            <text:p text:style-name="P1"><text:span text:style-name="T1">Archade Joystik</text:span><text:span text:style-name="T2"> <text:s/></text:span></text:p>
            <text:p text:style-name="P1"><text:span text:style-name="T2"/></text:p>
            <text:p text:style-name="P1"><text:span text:style-name="T2">4 Direction Digital</text:span></text:p>
          </draw:text-box>
        </draw:frame>
      </draw:page>
      <draw:page draw:name="page7" draw:style-name="dp1" draw:master-page-name="Title_25_20Block_25_20Simple">
        <office:forms form:automatic-focus="false" form:apply-design-mode="false"/>
        <draw:g>
          <draw:g>
            <draw:custom-shape draw:style-name="gr6" draw:text-style-name="P3" draw:layer="HOLES" svg:width="3cm" svg:height="3cm" svg:x="19.531cm" svg:y="5.465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HOLES" svg:width="3.5cm" svg:height="3.5cm" svg:x="19.274cm" svg:y="5.21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rect draw:style-name="gr4" draw:text-style-name="P3" draw:layer="HOLES" svg:width="4cm" svg:height="4cm" draw:transform="rotate (0.785398163397448) translate (21.04cm 6.976cm)">
            <text:p/>
          </draw:rect>
          <draw:g>
            <draw:custom-shape draw:style-name="gr6" draw:text-style-name="P3" draw:layer="HOLES" svg:width="3cm" svg:height="3cm" svg:x="22.365cm" svg:y="8.283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HOLES" svg:width="3.5cm" svg:height="3.5cm" svg:x="22.108cm" svg:y="8.02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6" draw:text-style-name="P3" draw:layer="HOLES" svg:width="3cm" svg:height="3cm" svg:x="22.365cm" svg:y="2.663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HOLES" svg:width="3.5cm" svg:height="3.5cm" svg:x="22.108cm" svg:y="2.409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8" draw:text-style-name="P3" draw:layer="HOLES" svg:width="4cm" svg:height="4cm" svg:x="21.859cm" svg:y="2.178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3" draw:layer="HOLES" svg:width="4cm" svg:height="4cm" svg:x="21.841cm" svg:y="7.772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3" draw:layer="HOLES" svg:width="4cm" svg:height="4cm" svg:x="19cm" svg:y="4.98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style-name="gr6" draw:text-style-name="P3" draw:layer="HOLES" svg:width="3cm" svg:height="3cm" svg:x="25.183cm" svg:y="5.481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HOLES" svg:width="3.5cm" svg:height="3.5cm" svg:x="24.926cm" svg:y="5.227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8" draw:text-style-name="P3" draw:layer="HOLES" svg:width="4cm" svg:height="4cm" svg:x="24.7cm" svg:y="4.984cm">
            <text:p/>
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g>
              <draw:custom-shape draw:style-name="gr6" draw:text-style-name="P3" draw:layer="HOLES" svg:width="3cm" svg:height="3cm" svg:x="18.471cm" svg:y="1.589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18.214cm" svg:y="1.335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17.988cm" svg:y="1.092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HOLES" svg:width="3cm" svg:height="3cm" svg:x="15.672cm" svg:y="4.465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HOLES" svg:width="3.5cm" svg:height="3.5cm" svg:x="15.415cm" svg:y="4.211cm">
                <text:p/>
  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HOLES" svg:width="4cm" svg:height="4cm" svg:x="15.189cm" svg:y="3.968cm">
              <text:p/>
              <draw:enhanced-geometry svg:viewBox="0 0 21600 21600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custom-shape draw:style-name="gr28" draw:text-style-name="P3" draw:layer="HOLES" svg:width="6cm" svg:height="6cm" svg:x="13.969cm" svg:y="10.993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3" draw:layer="HOLES" svg:width="2.9cm" svg:height="2.9cm" svg:x="15.52cm" svg:y="12.561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3" draw:layer="HOLES" svg:width="6.5cm" svg:height="6.5cm" svg:x="13.716cm" svg:y="10.746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3" draw:layer="layout" svg:width="12cm" svg:height="12cm" svg:x="10.972cm" svg:y="8cm">
            <text:p/>
            <draw:enhanced-geometry svg:viewBox="0 0 21600 21600" draw:mirror-horizontal="true" draw:glue-points="10800 0 3163 3163 0 10800 3163 18437 10800 21600 18437 18437 21600 10800 18437 3163" draw:text-areas="3163 3163 18437 18437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 draw:style-name="gr11">
          <draw:rect draw:style-name="gr12" draw:text-style-name="P3" draw:layer="HOLES" svg:width="6.448cm" svg:height="9.5cm" svg:x="13.787cm" svg:y="8.98cm">
            <text:p/>
          </draw:rect>
          <draw:line draw:style-name="gr13" draw:text-style-name="P3" draw:layer="HOLES" svg:x1="13.828cm" svg:y1="18.418cm" svg:x2="20.287cm" svg:y2="8.981cm">
            <text:p/>
          </draw:line>
          <draw:line draw:style-name="gr13" draw:text-style-name="P3" draw:layer="HOLES" svg:x1="20.212cm" svg:y1="18.475cm" svg:x2="13.862cm" svg:y2="8.994cm">
            <text:p/>
          </draw:line>
        </draw:g>
        <draw:custom-shape draw:style-name="gr17" draw:text-style-name="P3" draw:layer="HOLES" svg:width="2.858cm" svg:height="2.858cm" svg:x="17.109cm" svg:y="3.10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3" draw:layer="HOLES" svg:x1="23.954cm" svg:y1="1cm" svg:x2="23.834cm" svg:y2="13.405cm">
          <text:p/>
        </draw:line>
        <draw:line draw:style-name="gr13" draw:text-style-name="P3" draw:layer="HOLES" svg:x1="29.14cm" svg:y1="7.02cm" svg:x2="15.487cm" svg:y2="7.055cm">
          <text:p/>
        </draw:line>
        <draw:g>
          <draw:g>
            <draw:custom-shape draw:style-name="gr6" draw:text-style-name="P3" draw:layer="layout" svg:width="3cm" svg:height="3cm" svg:x="6.833cm" svg:y="5.573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layout" svg:width="3.5cm" svg:height="3.5cm" svg:x="6.59cm" svg:y="5.319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rect draw:style-name="gr4" draw:text-style-name="P3" draw:layer="layout" svg:width="3.999cm" svg:height="4cm" draw:transform="rotate (-0.785398163397448) translate (5.496cm 4.256cm)">
            <text:p/>
          </draw:rect>
          <draw:g>
            <draw:custom-shape draw:style-name="gr6" draw:text-style-name="P3" draw:layer="layout" svg:width="3cm" svg:height="3cm" svg:x="3.999cm" svg:y="8.391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layout" svg:width="3.5cm" svg:height="3.5cm" svg:x="3.756cm" svg:y="8.13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6" draw:text-style-name="P3" draw:layer="layout" svg:width="3cm" svg:height="3cm" svg:x="3.999cm" svg:y="2.771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layout" svg:width="3.5cm" svg:height="3.5cm" svg:x="3.756cm" svg:y="2.51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8" draw:text-style-name="P3" draw:layer="layout" svg:width="4cm" svg:height="4cm" svg:x="3.505cm" svg:y="2.286cm">
            <text:p/>
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3" draw:layer="layout" svg:width="4cm" svg:height="4cm" svg:x="3.523cm" svg:y="7.88cm">
            <text:p/>
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8" draw:text-style-name="P3" draw:layer="layout" svg:width="4cm" svg:height="4cm" svg:x="6.364cm" svg:y="5.092cm">
            <text:p/>
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style-name="gr6" draw:text-style-name="P3" draw:layer="layout" svg:width="3cm" svg:height="3cm" svg:x="1.181cm" svg:y="5.589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7" draw:text-style-name="P3" draw:layer="layout" svg:width="3.5cm" svg:height="3.5cm" svg:x="0.938cm" svg:y="5.335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custom-shape draw:style-name="gr8" draw:text-style-name="P3" draw:layer="layout" svg:width="4cm" svg:height="4cm" svg:x="0.664cm" svg:y="5.092cm">
            <text:p/>
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g>
            <draw:g>
              <draw:custom-shape draw:style-name="gr6" draw:text-style-name="P3" draw:layer="layout" svg:width="3cm" svg:height="3cm" svg:x="7.893cm" svg:y="1.697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layout" svg:width="3.5cm" svg:height="3.5cm" svg:x="7.65cm" svg:y="1.443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layout" svg:width="4cm" svg:height="4cm" svg:x="7.376cm" svg:y="1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6" draw:text-style-name="P3" draw:layer="layout" svg:width="3cm" svg:height="3cm" svg:x="10.692cm" svg:y="4.573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7" draw:text-style-name="P3" draw:layer="layout" svg:width="3.5cm" svg:height="3.5cm" svg:x="10.449cm" svg:y="4.319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custom-shape draw:style-name="gr8" draw:text-style-name="P3" draw:layer="layout" svg:width="4cm" svg:height="4cm" svg:x="10.175cm" svg:y="4.07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ring" draw:modifiers="10004.6651116295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custom-shape draw:style-name="gr17" draw:text-style-name="P3" draw:layer="layout" svg:width="2.858cm" svg:height="2.858cm" svg:x="9.397cm" svg:y="3.212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3" draw:layer="layout" svg:x1="0.224cm" svg:y1="7.128cm" svg:x2="13.877cm" svg:y2="7.16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HOL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2-05-23T16:48:22.048000000</dc:date>
    <meta:editing-duration>PT16H46M52S</meta:editing-duration>
    <meta:editing-cycles>43</meta:editing-cycles>
    <meta:generator>LibreOffice/7.2.0.4$Windows_X86_64 LibreOffice_project/9a9c6381e3f7a62afc1329bd359cc48accb6435b</meta:generator>
    <meta:print-date>2022-05-23T16:19:50.846000000</meta:print-date>
    <meta:document-statistic meta:object-count="194"/>
  </office:meta>
</office:document-meta>
</file>